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4185e" officeooo:paragraph-rsid="0044185e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2dcb79" officeooo:paragraph-rsid="0044185e" style:letter-kerning="true" style:font-size-asian="12pt" style:font-style-asian="normal" style:font-weight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officeooo:rsid="0010dfb6"/>
    </style:style>
    <style:style style:name="T18" style:family="text">
      <style:text-properties officeooo:rsid="002dd738"/>
    </style:style>
    <style:style style:name="T19" style:family="text">
      <style:text-properties officeooo:rsid="0030201d"/>
    </style:style>
    <style:style style:name="T20" style:family="text">
      <style:text-properties officeooo:rsid="0031badc"/>
    </style:style>
    <style:style style:name="T21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letter-kerning="true" style:font-size-asian="12pt" style:font-weight-asian="normal" style:font-size-complex="12pt"/>
    </style:style>
    <style:style style:name="T35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6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37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0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4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5" style:family="text">
      <style:text-properties officeooo:rsid="003923da"/>
    </style:style>
    <style:style style:name="T46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47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48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49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officeooo:rsid="003b60fe"/>
    </style:style>
    <style:style style:name="T55" style:family="text">
      <style:text-properties officeooo:rsid="003d7d58"/>
    </style:style>
    <style:style style:name="T56" style:family="text">
      <style:text-properties style:font-weight-complex="normal"/>
    </style:style>
    <style:style style:name="T57" style:family="text">
      <style:text-properties officeooo:rsid="003d7d58" style:font-weight-complex="normal"/>
    </style:style>
    <style:style style:name="T58" style:family="text">
      <style:text-properties officeooo:rsid="0044185e" style:font-weight-complex="normal"/>
    </style:style>
    <style:style style:name="T59" style:family="text">
      <style:text-properties officeooo:rsid="003f3c98"/>
    </style:style>
    <style:style style:name="T60" style:family="text">
      <style:text-properties officeooo:rsid="0044185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5</text:span><text:span text:style-name="T31">0</text:span><text:span text:style-name="T22">1</text:span><text:span text:style-name="T23"> - </text:span><text:span text:style-name="T24">A/G - </text:span><text:span text:style-name="T25">Bombs, Rockets,</text:span><text:span text:style-name="T32"> Guns</text:span></text:p>
      <text:p text:style-name="P2"/>
      <text:p text:style-name="P5">Mixed weapon loadouts</text:p>
      <text:list text:style-name="L1">
        <text:list-item>
          <text:p text:style-name="P12"><text:span text:style-name="T51">Mixed loadouts are not valid</text:span><text:span text:style-name="T48">, </text:span><text:span text:style-name="T51">except</text:span><text:span text:style-name="T48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10"><text:span text:style-name="T26">M/71 bombs (high drag)</text:span><text:span text:style-name="T27"> -- 120 kg </text:span><text:span text:style-name="T28">(265 lb) </text:span><text:span text:style-name="T27">GP bombs, 4 per pylon</text:span></text:p>
      <text:list text:style-name="L2">
        <text:list-item>
          <text:p text:style-name="P14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4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4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5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8">Set QFE on altimeter to value shown in kneeboard for target waypoint.</text:p>
        </text:list-item>
        <text:list-item>
          <text:p text:style-name="P16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  <text:list-item>
          <text:p text:style-name="P19">Bombs will fall between dot and circle.</text:p>
        </text:list-item>
        <text:list-item>
          <text:p text:style-name="P17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6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3"><text:span text:style-name="T46">Hold </text:span><text:span text:style-name="T49">Trigger</text:span><text:span text:style-name="T50"> </text:span><text:span text:style-name="T49">2nd stage</text:span><text:span text:style-name="T47"> to drop </text:span><text:span text:style-name="T46">until all bombs are gone.</text:span></text:p>
        </text:list-item>
      </text:list>
      <text:p text:style-name="P6"/>
      <text:p text:style-name="P3">ARAK M/70B rockets<text:span text:style-name="T19"> -- 135 mm</text:span><text:span text:style-name="T54"> (5.3 in)</text:span><text:span text:style-name="T19">, 6 per pod, HE-Frag or HEAT</text:span></text:p>
      <text:p text:style-name="P9"><text:span text:style-name="T17">S</text:span>hort range mode (1<text:span text:style-name="T59"> km to 3 km</text:span>)</text:p>
      <text:list text:style-name="L3">
        <text:list-item>
          <text:p text:style-name="P20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1"><text:span text:style-name="T13">Release Mode</text:span><text:span text:style-name="T17"> switch</text:span><text:span text:style-name="T55">:</text:span><text:span text:style-name="T57"> </text:span><text:span text:style-name="T15">NORM/</text:span><text:span text:style-name="T13">SERIE</text:span><text:span text:style-name="T17"> (</text:span><text:span text:style-name="T55">up, </text:span><text:span text:style-name="T17">default)</text:span><text:span text:style-name="T60"> for Short Range</text:span></text:p>
        </text:list-item>
        <text:list-item>
          <text:p text:style-name="P29"><text:span text:style-name="T12">Second Release Mode</text:span> switch switch<text:span text:style-name="T55">:</text:span></text:p>
          <text:list>
            <text:list-item>
              <text:p text:style-name="P29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29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29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29"><text:span text:style-name="T30">ANF</text:span><text:span text:style-name="T42"> for automatic continuous target ranging</text:span></text:p>
            </text:list-item>
            <text:list-item>
              <text:p text:style-name="P33"><text:span text:style-name="T21">NAV</text:span><text:span text:style-name="T40"> for manual target ranging (hold Trigger Unsafe to range)</text:span></text:p>
            </text:list-item>
          </text:list>
        </text:list-item>
        <text:list-item>
          <text:p text:style-name="P30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4"><text:span text:style-name="T34">Pop up and dive on the target. <text:s/>Must be diving more than </text:span><text:span text:style-name="T21">5 deg</text:span><text:span text:style-name="T34"> for radar ranging to work.</text:span></text:p>
        </text:list-item>
        <text:list-item>
          <text:p text:style-name="P30"><text:span text:style-name="T37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2">Hold <text:span text:style-name="T12">Trigger Unsafe</text:span> to begin radar ranging<text:span text:style-name="T60"> (if in NAV mode)</text:span>. <text:s/><text:span text:style-name="T18">Target indicator ring will disappear.</text:span></text:p>
        </text:list-item>
        <text:list-item>
          <text:p text:style-name="P22">Distance line at bottom flashes when within 2 seconds of release.</text:p>
        </text:list-item>
        <text:list-item>
          <text:p text:style-name="P22">When in range, "wings" appear to either side of center dot. <text:s/><text:span text:style-name="T12">Press and hold trigger to fire.</text:span></text:p>
        </text:list-item>
      </text:list>
      <text:p text:style-name="P11"><text:span text:style-name="T52">Long</text:span><text:span text:style-name="T53"> range mode (</text:span><text:span text:style-name="T52">6 km to 7 km</text:span><text:span text:style-name="T53">)</text:span></text:p>
      <text:list text:style-name="L4">
        <text:list-item>
          <text:p text:style-name="P23"><text:span text:style-name="T13">Weapon Selector</text:span><text:span text:style-name="T17"> dial </text:span><text:span text:style-name="T45">... </text:span><text:span text:style-name="T14">ATTACK</text:span></text:p>
        </text:list-item>
        <text:list-item>
          <text:p text:style-name="P23"><text:span text:style-name="T13">Release Mode</text:span><text:span text:style-name="T17"> switch</text:span><text:span text:style-name="T55">:</text:span><text:span text:style-name="T57"> </text:span><text:span text:style-name="T15">LA/IMP</text:span><text:span text:style-name="T57"> (down)</text:span><text:span text:style-name="T58"> for Long Range</text:span></text:p>
        </text:list-item>
        <text:list-item>
          <text:p text:style-name="P31"><text:span text:style-name="T12">Second Release Mode</text:span> switch switch<text:span text:style-name="T55">:</text:span></text:p>
          <text:list>
            <text:list-item>
              <text:p text:style-name="P31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1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1"><text:span text:style-name="T41">When approaching target waypoint, </text:span><text:span text:style-name="T29">Master Mode</text:span><text:span text:style-name="T35"> dial</text:span><text:span text:style-name="T43">:</text:span></text:p>
          <text:list>
            <text:list-item>
              <text:p text:style-name="P31"><text:span text:style-name="T30">ANF</text:span><text:span text:style-name="T42"> for automatic continuous target ranging</text:span></text:p>
            </text:list-item>
            <text:list-item>
              <text:p text:style-name="P26">(Cannot be in NAV mode for long range rockets)</text:p>
            </text:list-item>
          </text:list>
        </text:list-item>
        <text:list-item>
          <text:p text:style-name="P31"><text:span text:style-name="T44">(optional) </text:span><text:span text:style-name="T35">Set QFE on altimeter to value shown in kneeboard for target waypoint.</text:span><text:span text:style-name="T36"> (Not required</text:span><text:span text:style-name="T44">, </text:span><text:span text:style-name="T36">only affect</text:span><text:span text:style-name="T44">s</text:span><text:span text:style-name="T36"> the placement of the target indicator ring, not the rocket accuracy.)</text:span></text:p>
        </text:list-item>
        <text:list-item>
          <text:p text:style-name="P35"><text:span text:style-name="T34">Pop up and dive on the target. <text:s/>Must be diving more than </text:span><text:span text:style-name="T33">3</text:span><text:span text:style-name="T21"> deg</text:span><text:span text:style-name="T34"> for radar ranging to work.</text:span></text:p>
        </text:list-item>
        <text:list-item>
          <text:p text:style-name="P31"><text:span text:style-name="T37">P</text:span>ut <text:span text:style-name="T60">small solid </text:span>center dot <text:span text:style-name="T20">on the target. <text:s/></text:span><text:span text:style-name="T60">Hollow </text:span><text:span text:style-name="T20">ring should show location of target</text:span>.</text:p>
        </text:list-item>
        <text:list-item>
          <text:p text:style-name="P23">Hold <text:span text:style-name="T12">Trigger Unsafe</text:span>. <text:s/><text:span text:style-name="T18">Target indicator ring will disappear</text:span><text:span text:style-name="T60">??</text:span></text:p>
        </text:list-item>
        <text:list-item>
          <text:p text:style-name="P23">Distance line at bottom flashes when within 2 seconds of release.</text:p>
        </text:list-item>
        <text:list-item>
          <text:p text:style-name="P28"><text:span text:style-name="T56">When in range, "wings" appear to either side of center dot. <text:s/></text:span><text:span text:style-name="T12">Press and hold trigger to fire.</text:span></text:p>
        </text:list-item>
      </text:list>
      <text:p text:style-name="P7"/>
      <text:p text:style-name="P4">AKAN 30/55 gun pods -- 30 mm, 150 rounds per pod</text:p>
      <text:list text:style-name="L5">
        <text:list-item>
          <text:p text:style-name="P24"><text:span text:style-name="T13">Weapon Selector</text:span><text:span text:style-name="T17"> dial </text:span><text:span text:style-name="T45">...</text:span><text:span text:style-name="T17"> </text:span><text:span text:style-name="T14">ATTACK</text:span></text:p>
        </text:list-item>
        <text:list-item>
          <text:p text:style-name="P24"><text:span text:style-name="T13">Release Mode</text:span><text:span text:style-name="T17"> switch </text:span><text:span text:style-name="T45">... </text:span><text:span text:style-name="T13">SERIE</text:span><text:span text:style-name="T17"> (default)</text:span></text:p>
        </text:list-item>
        <text:list-item>
          <text:p text:style-name="P32"><text:span text:style-name="T41">When approaching target waypoint, </text:span><text:span text:style-name="T29">Master Mode</text:span><text:span text:style-name="T35"> dial </text:span><text:span text:style-name="T39">... </text:span><text:span text:style-name="T30">ANF</text:span></text:p>
        </text:list-item>
        <text:list-item>
          <text:p text:style-name="P32"><text:span text:style-name="T35">Set QFE on altimeter to value shown in kneeboard for target waypoint.</text:span><text:span text:style-name="T36"> (Not strictly required</text:span><text:span text:style-name="T38">?? <text:s/>Seems to </text:span><text:span text:style-name="T36">only affect the placement of the target indicator ring, not the rocket accuracy.)</text:span></text:p>
        </text:list-item>
        <text:list-item>
          <text:p text:style-name="P27">Pop up and dive on the target. <text:s/>Must be diving more than 5 deg for radar ranging to work.</text:p>
        </text:list-item>
        <text:list-item>
          <text:p text:style-name="P32"><text:span text:style-name="T37">P</text:span>ut center dot <text:span text:style-name="T20">on the target. <text:s/>Target indicator ring should show location of target</text:span>.</text:p>
        </text:list-item>
        <text:list-item>
          <text:p text:style-name="P24">Hold <text:span text:style-name="T12">Trigger Unsafe</text:span> to begin radar ranging. <text:s/><text:span text:style-name="T18">Target indicator ring will disappear.</text:span></text:p>
        </text:list-item>
        <text:list-item>
          <text:p text:style-name="P24">Distance line at bottom flashes when within 2 seconds of release.</text:p>
        </text:list-item>
        <text:list-item>
          <text:p text:style-name="P25">When in range, "wings" appear to either side of center dot. <text:s/><text:span text:style-name="T12">Press and hold trigger to fire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30T15:56:23.059000000</dc:date>
    <meta:editing-duration>PT16H39M34S</meta:editing-duration>
    <meta:editing-cycles>36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5" meta:word-count="695" meta:character-count="3814" meta:non-whitespace-character-count="3207"/>
  </office:meta>
</office:document-meta>
</file>